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3000001CCA01D2986EC3BD8E3.jpg" manifest:media-type="image/jpeg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6.681cm, 2.148cm, 3.58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9cm" svg:height="7.821cm" svg:x="1.5cm" svg:y="2.214cm">
          <draw:image xlink:href="Pictures/1000000000000333000001CCA01D2986EC3BD8E3.jpg" xlink:type="simple" xlink:show="embed" xlink:actuate="onLoad">
            <text:p/>
          </draw:image>
        </draw:frame>
        <draw:frame draw:style-name="gr1" draw:text-style-name="P1" draw:layer="layout" svg:width="8.9cm" svg:height="7.821cm" svg:x="1.6cm" svg:y="11.379cm">
          <draw:image xlink:href="Pictures/1000000000000333000001CCA01D2986EC3BD8E3.jpg" xlink:type="simple" xlink:show="embed" xlink:actuate="onLoad">
            <text:p/>
          </draw:image>
        </draw:frame>
        <draw:frame draw:style-name="gr1" draw:text-style-name="P1" draw:layer="layout" svg:width="8.9cm" svg:height="7.821cm" svg:x="1.6cm" svg:y="20.3cm">
          <draw:image xlink:href="Pictures/1000000000000333000001CCA01D2986EC3BD8E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M47S</meta:editing-duration>
    <meta:editing-cycles>3</meta:editing-cycles>
    <meta:generator>LibreOffice/5.2.7.2$Windows_x86 LibreOffice_project/2b7f1e640c46ceb28adf43ee075a6e8b8439ed10</meta:generator>
    <dc:date>2020-03-18T19:53:12.418000000</dc:date>
    <meta:document-statistic meta:object-count="3"/>
  </office:meta>
</office:document-meta>
</file>